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1.1728in"/>
    </style:style>
    <style:style style:name="co4" style:family="table-column">
      <style:table-column-properties fo:break-before="auto" style:column-width="1.0799in"/>
    </style:style>
    <style:style style:name="ro1" style:family="table-row">
      <style:table-row-properties style:row-height="0.370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3472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>
            <text:p>Gauge</text:p>
          </table:table-cell>
          <table:table-cell table:style-name="ce1" office:value-type="string">
            <text:p>Records</text:p>
          </table:table-cell>
          <table:table-cell table:style-name="ce1" office:value-type="string">
            <text:p>Measure Method</text:p>
          </table:table-cell>
          <table:table-cell table:style-name="ce1" office:value-type="string">
            <text:p>Running Duration</text:p>
          </table:table-cell>
          <table:table-cell table:style-name="ce1" office:value-type="string">
            <text:p>Formula</text:p>
          </table:table-cell>
          <table:table-cell table:style-name="ce1" office:value-type="string">
            <text:p>Field</text:p>
          </table:table-cell>
          <table:table-cell table:style-name="ce1" office:value-type="string">
            <text:p>Daemon</text:p>
          </table:table-cell>
          <table:table-cell table:style-name="ce1"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Wind Speed</text:p>
          </table:table-cell>
          <table:table-cell office:value-type="string">
            <text:p>Reed switch pulse</text:p>
          </table:table-cell>
          <table:table-cell office:value-type="string">
            <text:p>Count total pulses</text:p>
          </table:table-cell>
          <table:table-cell office:value-type="string">
            <text:p>5 min.</text:p>
          </table:table-cell>
          <table:table-cell office:value-type="string">
            <text:p>C/2.25/T</text:p>
          </table:table-cell>
          <table:table-cell office:value-type="string">
            <text:p>WindSpeed</text:p>
          </table:table-cell>
          <table:table-cell office:value-type="string">
            <text:p>Wind</text:p>
          </table:table-cell>
          <table:table-cell table:number-columns-repeated="1017"/>
        </table:table-row>
        <table:table-row table:style-name="ro4">
          <table:table-cell office:value-type="string">
            <text:p>Wind Dir.</text:p>
          </table:table-cell>
          <table:table-cell office:value-type="string">
            <text:p>Pot. Voltage</text:p>
          </table:table-cell>
          <table:table-cell office:value-type="string">
            <text:p>Volt. = Dir.</text:p>
          </table:table-cell>
          <table:table-cell office:value-type="string">
            <text:p>5 min.</text:p>
          </table:table-cell>
          <table:table-cell office:value-type="string">
            <text:p>(volt./3.3)/360</text:p>
          </table:table-cell>
          <table:table-cell office:value-type="string">
            <text:p>WindDir</text:p>
          </table:table-cell>
          <table:table-cell office:value-type="string">
            <text:p>Wind</text:p>
          </table:table-cell>
          <table:table-cell table:number-columns-repeated="1017"/>
        </table:table-row>
        <table:table-row table:style-name="ro4">
          <table:table-cell office:value-type="string">
            <text:p>Temp.</text:p>
          </table:table-cell>
          <table:table-cell office:value-type="string">
            <text:p>Sensor</text:p>
          </table:table-cell>
          <table:table-cell office:value-type="string">
            <text:p>Direct Value</text:p>
          </table:table-cell>
          <table:table-cell office:value-type="string">
            <text:p>5 min.</text:p>
          </table:table-cell>
          <table:table-cell office:value-type="string">
            <text:p>N/A</text:p>
          </table:table-cell>
          <table:table-cell table:number-columns-repeated="2" office:value-type="string">
            <text:p>Temp</text:p>
          </table:table-cell>
          <table:table-cell table:number-columns-repeated="1017"/>
        </table:table-row>
        <table:table-row table:style-name="ro4">
          <table:table-cell office:value-type="string">
            <text:p>Humidity</text:p>
          </table:table-cell>
          <table:table-cell office:value-type="string">
            <text:p>Sensor</text:p>
          </table:table-cell>
          <table:table-cell office:value-type="string">
            <text:p>Direct Value</text:p>
          </table:table-cell>
          <table:table-cell office:value-type="string">
            <text:p>5 min.</text:p>
          </table:table-cell>
          <table:table-cell office:value-type="string">
            <text:p>N/A</text:p>
          </table:table-cell>
          <table:table-cell office:value-type="string">
            <text:p>Hum</text:p>
          </table:table-cell>
          <table:table-cell office:value-type="string">
            <text:p>Temp</text:p>
          </table:table-cell>
          <table:table-cell table:number-columns-repeated="1017"/>
        </table:table-row>
        <table:table-row table:style-name="ro3">
          <table:table-cell office:value-type="string">
            <text:p>Rain</text:p>
          </table:table-cell>
          <table:table-cell office:value-type="string">
            <text:p>Reed switch pulse</text:p>
          </table:table-cell>
          <table:table-cell office:value-type="string">
            <text:p>Count total pulses</text:p>
          </table:table-cell>
          <table:table-cell office:value-type="string">
            <text:p>5 min.</text:p>
          </table:table-cell>
          <table:table-cell office:value-type="string">
            <text:p>Pulses*.01 in.</text:p>
          </table:table-cell>
          <table:table-cell table:number-columns-repeated="2" office:value-type="string">
            <text:p>Rain</text:p>
          </table:table-cell>
          <table:table-cell table:number-columns-repeated="1017"/>
        </table:table-row>
        <table:table-row table:style-name="ro3" table:number-rows-repeated="45">
          <table:table-cell table:number-columns-repeated="1024"/>
        </table:table-row>
        <table:table-row table:style-name="ro3">
          <table:table-cell table:style-name="ce3"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7/06/2018</text:date>, <text:time>12:5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Myers</meta:initial-creator>
    <meta:creation-date>2018-07-06T12:22:30</meta:creation-date>
    <dc:date>2018-07-06T12:53:52</dc:date>
    <dc:creator>Neal Myers</dc:creator>
    <meta:editing-duration>PT14M41S</meta:editing-duration>
    <meta:editing-cycles>1</meta:editing-cycles>
    <meta:document-statistic meta:table-count="3" meta:cell-count="42" meta:object-count="0"/>
    <meta:generator>OpenOffice/4.1.5$Unix OpenOffice.org_project/415m1$Build-9789</meta:generator>
  </office:meta>
</office:document-meta>
</file>